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0DE0CFABD5CA2EA1E8E.png" manifest:media-type="image/png"/>
  <manifest:file-entry manifest:full-path="Pictures/1000020100000320000000C1C29CB9E5BD04E977.png" manifest:media-type="image/png"/>
  <manifest:file-entry manifest:full-path="Pictures/10000201000003220000006367251172A0B85E5A.png" manifest:media-type="image/png"/>
  <manifest:file-entry manifest:full-path="Pictures/100002010000073B000000DEB8E7742BAE4D85F9.png" manifest:media-type="image/png"/>
  <manifest:file-entry manifest:full-path="Pictures/10000201000003200000005DB437C52247EFDD02.png" manifest:media-type="image/png"/>
  <manifest:file-entry manifest:full-path="Pictures/10000201000003210000025F18A0391739188099.png" manifest:media-type="image/png"/>
  <manifest:file-entry manifest:full-path="Pictures/10000201000003440000009AB2382803CC7E668C.png" manifest:media-type="image/png"/>
  <manifest:file-entry manifest:full-path="Pictures/10000201000003210000025AD1452B7E7B1DD0E9.png" manifest:media-type="image/png"/>
  <manifest:file-entry manifest:full-path="Pictures/1000020100000321000000ED942AAE086763D304.png" manifest:media-type="image/png"/>
  <manifest:file-entry manifest:full-path="Pictures/10000201000003240000025BA147FB30DD09AB98.png" manifest:media-type="image/png"/>
  <manifest:file-entry manifest:full-path="Pictures/1000020100000322000000F4DC823A0962B9CD83.png" manifest:media-type="image/png"/>
  <manifest:file-entry manifest:full-path="Pictures/10000201000003250000025EF3780DBE5C646B3D.png" manifest:media-type="image/png"/>
  <manifest:file-entry manifest:full-path="Pictures/10000201000003210000025BE15D9494BC60F92D.png" manifest:media-type="image/png"/>
  <manifest:file-entry manifest:full-path="Pictures/10000201000003200000025CD2B6894CF3150384.png" manifest:media-type="image/png"/>
  <manifest:file-entry manifest:full-path="Pictures/10000201000003230000015646FE4EF74E547FFC.png" manifest:media-type="image/png"/>
  <manifest:file-entry manifest:full-path="Pictures/10000201000003230000007C7F4A5C9391B7E3B0.png" manifest:media-type="image/png"/>
  <manifest:file-entry manifest:full-path="Pictures/100002010000032300000093A569F5B4E115193A.png" manifest:media-type="image/png"/>
  <manifest:file-entry manifest:full-path="Pictures/10000201000007380000041D16D37EC6462A225F.png" manifest:media-type="image/png"/>
  <manifest:file-entry manifest:full-path="Pictures/10000201000003220000016AB9B2E53D067B8A97.png" manifest:media-type="image/png"/>
  <manifest:file-entry manifest:full-path="Pictures/10000201000003210000022F69F5EC74A2D6209B.png" manifest:media-type="image/png"/>
  <manifest:file-entry manifest:full-path="Pictures/1000020100000323000001BF8EEF97A57C991227.png" manifest:media-type="image/png"/>
  <manifest:file-entry manifest:full-path="Pictures/10000201000007380000041DDDB625E8B9433974.png" manifest:media-type="image/png"/>
  <manifest:file-entry manifest:full-path="Pictures/10000201000003230000004F4278C269C49482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1" text:anchor-type="char" svg:width="6.4047in" svg:height="4.8035in" draw:z-index="0"><draw:image xlink:href="Pictures/10000201000003240000025BA147FB30DD09AB98.png" xlink:type="simple" xlink:show="embed" xlink:actuate="onLoad" loext:mime-type="image/png"/></draw:frame><text:s text:c="166"/></text:p>
      <text:p text:style-name="Standard"><draw:frame draw:style-name="fr4" draw:name="Imagen2" text:anchor-type="char" svg:width="6.5291in" svg:height="4.9146in" draw:z-index="1"><draw:image xlink:href="Pictures/10000201000003250000025EF3780DBE5C646B3D.png" xlink:type="simple" xlink:show="embed" xlink:actuate="onLoad" loext:mime-type="image/png"/></draw:frame></text:p>
      <text:p text:style-name="Standard"><draw:frame draw:style-name="fr4" draw:name="Imagen3" text:anchor-type="char" svg:width="6.5602in" svg:height="4.9382in" draw:z-index="2"><draw:image xlink:href="Pictures/10000201000003210000025BE15D9494BC60F92D.png" xlink:type="simple" xlink:show="embed" xlink:actuate="onLoad" loext:mime-type="image/png"/></draw:frame><text:soft-page-break/></text:p>
      <text:p text:style-name="Standard"><draw:frame draw:style-name="fr4" draw:name="Imagen4" text:anchor-type="char" svg:width="6.6055in" svg:height="2.0098in" draw:z-index="3"><draw:image xlink:href="Pictures/1000020100000322000000F4DC823A0962B9CD83.png" xlink:type="simple" xlink:show="embed" xlink:actuate="onLoad" loext:mime-type="image/png"/></draw:frame><draw:frame draw:style-name="fr3" draw:name="Imagen5" text:anchor-type="char" svg:x="0.0272in" svg:y="2.1311in" svg:width="6.5937in" svg:height="2.8075in" draw:z-index="4"><draw:image xlink:href="Pictures/10000201000003230000015646FE4EF74E547FFC.png" xlink:type="simple" xlink:show="embed" xlink:actuate="onLoad" loext:mime-type="image/png"/></draw:frame></text:p>
      <text:p text:style-name="Standard"/>
      <text:p text:style-name="Standard"><draw:frame draw:style-name="fr3" draw:name="Imagen6" text:anchor-type="char" svg:x="-0.011in" svg:y="0.0992in" svg:width="6.6929in" svg:height="1.0335in" draw:z-index="5"><draw:image xlink:href="Pictures/10000201000003230000007C7F4A5C9391B7E3B0.png" xlink:type="simple" xlink:show="embed" xlink:actuate="onLoad" loext:mime-type="image/png"/></draw:frame><text:soft-page-break/><text:s text:c="165"/></text:p>
      <text:p text:style-name="Standard"><draw:frame draw:style-name="fr1" draw:name="Imagen7" text:anchor-type="char" svg:width="6.6929in" svg:height="3.8134in" draw:z-index="6"><draw:image xlink:href="Pictures/10000201000007380000041D16D37EC6462A225F.png" xlink:type="simple" xlink:show="embed" xlink:actuate="onLoad" loext:mime-type="image/png"/></draw:frame><text:s text:c="16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width="6.6929in" svg:height="3.7256in" draw:z-index="7"><draw:image xlink:href="Pictures/1000020100000323000001BF8EEF97A57C991227.png" xlink:type="simple" xlink:show="embed" xlink:actuate="onLoad" loext:mime-type="image/png"/></draw:frame><text:soft-page-break/><text:s text:c="166"/></text:p>
      <text:p text:style-name="Standard"><draw:frame draw:style-name="fr1" draw:name="Imagen9" text:anchor-type="char" svg:width="6.6929in" svg:height="1.2252in" draw:z-index="8"><draw:image xlink:href="Pictures/100002010000032300000093A569F5B4E115193A.png" xlink:type="simple" xlink:show="embed" xlink:actuate="onLoad" loext:mime-type="image/png"/></draw:frame></text:p>
      <text:p text:style-name="Standard"><draw:frame draw:style-name="fr1" draw:name="Imagen10" text:anchor-type="char" svg:width="6.6929in" svg:height="3.8134in" draw:z-index="9"><draw:image xlink:href="Pictures/10000201000007380000041DDDB625E8B94339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11" text:anchor-type="char" svg:width="6.6929in" svg:height="4.6709in" draw:z-index="10"><draw:image xlink:href="Pictures/10000201000003210000022F69F5EC74A2D6209B.png" xlink:type="simple" xlink:show="embed" xlink:actuate="onLoad" loext:mime-type="image/png"/></draw:frame><text:soft-page-break/></text:p>
      <text:p text:style-name="Standard"><draw:frame draw:style-name="fr1" draw:name="Imagen12" text:anchor-type="char" svg:width="6.6929in" svg:height="5.0528in" draw:z-index="11"><draw:image xlink:href="Pictures/10000201000003200000025CD2B6894CF3150384.png" xlink:type="simple" xlink:show="embed" xlink:actuate="onLoad" loext:mime-type="image/png"/></draw:frame><text:s text:c="167"/></text:p>
      <text:p text:style-name="Standard"><draw:frame draw:style-name="fr1" draw:name="Imagen13" text:anchor-type="char" svg:width="6.6929in" svg:height="0.6583in" draw:z-index="12"><draw:image xlink:href="Pictures/10000201000003230000004F4278C269C4948256.png" xlink:type="simple" xlink:show="embed" xlink:actuate="onLoad" loext:mime-type="image/png"/></draw:frame><text:soft-page-break/></text:p>
      <text:p text:style-name="Standard"><draw:frame draw:style-name="fr3" draw:name="Imagen14" text:anchor-type="char" svg:x="0in" svg:y="0in" svg:width="6.6929in" svg:height="1.9799in" draw:z-index="13"><draw:image xlink:href="Pictures/1000020100000321000000ED942AAE086763D304.png" xlink:type="simple" xlink:show="embed" xlink:actuate="onLoad" loext:mime-type="image/png"/></draw:frame></text:p>
      <text:p text:style-name="Standard"><draw:frame draw:style-name="fr1" draw:name="Imagen15" text:anchor-type="char" svg:width="6.6929in" svg:height="5.0299in" draw:z-index="14"><draw:image xlink:href="Pictures/10000201000003210000025AD1452B7E7B1DD0E9.png" xlink:type="simple" xlink:show="embed" xlink:actuate="onLoad" loext:mime-type="image/png"/></draw:frame></text:p>
      <text:p text:style-name="Standard"><draw:frame draw:style-name="fr2" draw:name="Imagen16" text:anchor-type="char" svg:width="6.6929in" svg:height="5.0717in" draw:z-index="15"><draw:image xlink:href="Pictures/10000201000003210000025F18A0391739188099.png" xlink:type="simple" xlink:show="embed" xlink:actuate="onLoad" loext:mime-type="image/png"/></draw:frame><text:soft-page-break/></text:p>
      <text:p text:style-name="Standard"><draw:frame draw:style-name="fr1" draw:name="Imagen17" text:anchor-type="char" svg:width="6.6929in" svg:height="0.802in" draw:z-index="16"><draw:image xlink:href="Pictures/100002010000073B000000DEB8E7742BAE4D85F9.png" xlink:type="simple" xlink:show="embed" xlink:actuate="onLoad" loext:mime-type="image/png"/></draw:frame></text:p>
      <text:p text:style-name="Standard"><draw:frame draw:style-name="fr1" draw:name="Imagen18" text:anchor-type="char" svg:width="6.6929in" svg:height="3.8134in" draw:z-index="17"><draw:image xlink:href="Pictures/10000201000007380000041DDDB625E8B9433974.png" xlink:type="simple" xlink:show="embed" xlink:actuate="onLoad" loext:mime-type="image/png"/></draw:frame></text:p>
      <text:p text:style-name="Standard"><draw:frame draw:style-name="fr1" draw:name="Imagen19" text:anchor-type="char" svg:width="6.6929in" svg:height="3.0209in" draw:z-index="18"><draw:image xlink:href="Pictures/10000201000003220000016AB9B2E53D067B8A97.png" xlink:type="simple" xlink:show="embed" xlink:actuate="onLoad" loext:mime-type="image/png"/></draw:frame><text:soft-page-break/><text:s text:c="165"/></text:p>
      <text:p text:style-name="Standard"><draw:frame draw:style-name="fr1" draw:name="Imagen20" text:anchor-type="char" svg:width="6.6929in" svg:height="0.778in" draw:z-index="19"><draw:image xlink:href="Pictures/10000201000003200000005DB437C52247EFDD02.png" xlink:type="simple" xlink:show="embed" xlink:actuate="onLoad" loext:mime-type="image/png"/></draw:frame><text:s text:c="164"/></text:p>
      <text:p text:style-name="Standard"><draw:frame draw:style-name="fr1" draw:name="Imagen21" text:anchor-type="char" svg:width="6.6929in" svg:height="0.8256in" draw:z-index="20"><draw:image xlink:href="Pictures/10000201000003220000006367251172A0B85E5A.png" xlink:type="simple" xlink:show="embed" xlink:actuate="onLoad" loext:mime-type="image/png"/></draw:frame></text:p>
      <text:p text:style-name="Standard"><draw:frame draw:style-name="fr1" draw:name="Imagen22" text:anchor-type="char" svg:width="6.6929in" svg:height="1.6146in" draw:z-index="21"><draw:image xlink:href="Pictures/1000020100000320000000C1C29CB9E5BD04E977.png" xlink:type="simple" xlink:show="embed" xlink:actuate="onLoad" loext:mime-type="image/png"/></draw:frame></text:p>
      <text:p text:style-name="Standard"><draw:frame draw:style-name="fr1" draw:name="Imagen23" text:anchor-type="char" svg:width="6.6929in" svg:height="1.8571in" draw:z-index="22"><draw:image xlink:href="Pictures/1000020100000320000000DE0CFABD5CA2EA1E8E.png" xlink:type="simple" xlink:show="embed" xlink:actuate="onLoad" loext:mime-type="image/png"/></draw:frame></text:p>
      <text:p text:style-name="Standard"><draw:frame draw:style-name="fr1" draw:name="Imagen24" text:anchor-type="char" svg:width="6.6929in" svg:height="1.2327in" draw:z-index="23"><draw:image xlink:href="Pictures/10000201000003440000009AB2382803CC7E668C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02:14:01.674998635</meta:creation-date>
    <meta:generator>LibreOffice/6.4.6.2$Linux_X86_64 LibreOffice_project/40$Build-2</meta:generator>
    <dc:date>2021-04-22T02:22:11.271027197</dc:date>
    <meta:editing-duration>PT8M10S</meta:editing-duration>
    <meta:editing-cycles>1</meta:editing-cycles>
    <meta:document-statistic meta:table-count="0" meta:image-count="24" meta:object-count="0" meta:page-count="9" meta:paragraph-count="7" meta:word-count="0" meta:character-count="1159" meta:non-whitespace-character-count="0"/>
  </office:meta>
</office:document-meta>
</file>